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/>
          <table:table-cell office:value-type="string" calcext:value-type="string">
            <text:p>Analyzer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Decoded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0.004113" calcext:value-type="float">
            <text:p>0.00411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0432925" calcext:value-type="float">
            <text:p>0.0043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(0x75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45815" calcext:value-type="float">
            <text:p>0.0045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0479775" calcext:value-type="float">
            <text:p>0.00479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(0x68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00510325" calcext:value-type="float">
            <text:p>0.00510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053195" calcext:value-type="float">
            <text:p>0.00531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(0x6B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557175" calcext:value-type="float">
            <text:p>0.0055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05788" calcext:value-type="float">
            <text:p>0.00578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604025" calcext:value-type="float">
            <text:p>0.00604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062565" calcext:value-type="float">
            <text:p>0.0062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(0x6E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6473" calcext:value-type="float">
            <text:p>0.0064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668925" calcext:value-type="float">
            <text:p>0.00668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29'</text:p>
          </table:table-cell>
          <table:table-cell office:value-type="string" calcext:value-type="string">
            <text:p>(0x81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69055" calcext:value-type="float">
            <text:p>0.00690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74'</text:p>
          </table:table-cell>
          <table:table-cell office:value-type="string" calcext:value-type="string">
            <text:p>(0xAE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712175" calcext:value-type="float">
            <text:p>0.00712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04'</text:p>
          </table:table-cell>
          <table:table-cell office:value-type="string" calcext:value-type="string">
            <text:p>(0xCC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7338" calcext:value-type="float">
            <text:p>0.00733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22'</text:p>
          </table:table-cell>
          <table:table-cell office:value-type="string" calcext:value-type="string">
            <text:p>(0xDE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0076395" calcext:value-type="float">
            <text:p>0.0076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0785575" calcext:value-type="float">
            <text:p>0.00785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(0x3B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8108" calcext:value-type="float">
            <text:p>0.00810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0832425" calcext:value-type="float">
            <text:p>0.00832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95'</text:p>
          </table:table-cell>
          <table:table-cell office:value-type="string" calcext:value-type="string">
            <text:p>(0xC3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85405" calcext:value-type="float">
            <text:p>0.00854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8'</text:p>
          </table:table-cell>
          <table:table-cell office:value-type="string" calcext:value-type="string">
            <text:p>(0x1C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875675" calcext:value-type="float">
            <text:p>0.00875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6'</text:p>
          </table:table-cell>
          <table:table-cell office:value-type="string" calcext:value-type="string">
            <text:p>(0x06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8973" calcext:value-type="float">
            <text:p>0.008973</text:p>
          </table:table-cell>
          <table:table-cell office:value-type="string" calcext:value-type="string">
            <text:p>I2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0x38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91895" calcext:value-type="float">
            <text:p>0.00918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33'</text:p>
          </table:table-cell>
          <table:table-cell office:value-type="string" calcext:value-type="string">
            <text:p>(0xE9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940575" calcext:value-type="float">
            <text:p>0.00940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44'</text:p>
          </table:table-cell>
          <table:table-cell office:value-type="string" calcext:value-type="string">
            <text:p>(0x9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009707" calcext:value-type="float">
            <text:p>0.00970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0992325" calcext:value-type="float">
            <text:p>0.0099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(0x75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1017575" calcext:value-type="float">
            <text:p>0.01017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10392" calcext:value-type="float">
            <text:p>0.01039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(0x68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01070425" calcext:value-type="float">
            <text:p>0.01070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1092075" calcext:value-type="float">
            <text:p>0.01092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8'</text:p>
          </table:table-cell>
          <table:table-cell office:value-type="string" calcext:value-type="string">
            <text:p>(0x1C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11137" calcext:value-type="float">
            <text:p>0.01113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4'</text:p>
          </table:table-cell>
          <table:table-cell office:value-type="string" calcext:value-type="string">
            <text:p>(0x18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9T18:13:51.378951232</dc:date>
    <dc:creator>Kevin </dc:creator>
    <meta:document-statistic meta:table-count="1" meta:cell-count="223" meta:object-count="0"/>
    <meta:generator>LibreOffice/4.2.4.2$Linux_X86_64 LibreOffice_project/420m0$Build-2</meta:generator>
  </office:meta>
</office:document-meta>
</file>